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caebf" officeooo:paragraph-rsid="001caebf" style:font-size-asian="14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rsid="001caebf" officeooo:paragraph-rsid="001caebf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margin-top="0.0791in" fo:margin-bottom="0.0791in" loext:contextual-spacing="false" fo:text-align="start" style:justify-single-word="false"/>
      <style:text-properties fo:font-size="14pt" fo:font-style="normal" style:text-underline-style="none" fo:font-weight="normal" officeooo:rsid="001caebf" officeooo:paragraph-rsid="001caebf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top="0.0791in" fo:margin-bottom="0.0791in" loext:contextual-spacing="false" fo:text-align="start" style:justify-single-word="false"/>
      <style:text-properties fo:font-size="14pt" fo:font-style="normal" style:text-underline-style="none" fo:font-weight="normal" officeooo:rsid="001caebf" officeooo:paragraph-rsid="001ea748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top="0.0791in" fo:margin-bottom="0.0791in" loext:contextual-spacing="false" fo:text-align="start" style:justify-single-word="false"/>
      <style:text-properties fo:font-size="14pt" fo:font-style="normal" style:text-underline-style="none" fo:font-weight="normal" officeooo:rsid="001caebf" officeooo:paragraph-rsid="002023e0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ea748"/>
    </style:style>
    <style:style style:name="T2" style:family="text">
      <style:text-properties officeooo:rsid="002023e0"/>
    </style:style>
    <style:style style:name="T3" style:family="text">
      <style:text-properties officeooo:rsid="002069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Task1- </text:span>Identify Stakeholders</text:p>
      <text:p text:style-name="P3"/>
      <text:p text:style-name="P3">1- Customer<text:span text:style-name="T3">s</text:span></text:p>
      <text:p text:style-name="P3">2- Project Sponsor</text:p>
      <text:p text:style-name="P3">3- <text:span text:style-name="T1">Project Manager</text:span></text:p>
      <text:p text:style-name="P4">4- Developers of the project</text:p>
      <text:p text:style-name="P4">5- <text:span text:style-name="T1">Marketing team of the project</text:span></text:p>
      <text:p text:style-name="P4">6- <text:span text:style-name="T2">Testing team of the project</text:span></text:p>
      <text:p text:style-name="P3">7- <text:span text:style-name="T2">Investors</text:span></text:p>
      <text:p text:style-name="P5">8- Organizations providing offers (stores, clinics , medical centers, ...)</text:p>
      <text:p text:style-name="P5">9- <text:span text:style-name="T2">Vendors and suppliers</text:span></text:p>
      <text:p text:style-name="P5">10- <text:span text:style-name="T3">Governments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6T14:23:44.692022048</meta:creation-date>
    <dc:date>2022-10-26T15:22:54.836911971</dc:date>
    <meta:editing-duration>PT8M38S</meta:editing-duration>
    <meta:editing-cycles>1</meta:editing-cycles>
    <meta:document-statistic meta:table-count="0" meta:image-count="0" meta:object-count="0" meta:page-count="1" meta:paragraph-count="11" meta:word-count="46" meta:character-count="291" meta:non-whitespace-character-count="256"/>
    <meta:generator>LibreOffice/6.4.7.2$Linux_X86_64 LibreOffice_project/40$Build-2</meta:generator>
  </office:meta>
</office:document-meta>
</file>